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576cm" fo:min-width="4.39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45cm"/>
    </style:style>
    <style:style style:name="gr4" style:family="graphic" style:parent-style-name="standard">
      <style:graphic-properties draw:stroke="none" svg:stroke-color="#000000" draw:fill="none" draw:fill-color="#ffffff" fo:min-height="1.05cm"/>
    </style:style>
    <style:style style:name="gr5" style:family="graphic" style:parent-style-name="standard">
      <style:graphic-properties draw:stroke="none" svg:stroke-color="#000000" draw:fill="none" draw:fill-color="#ffffff" fo:min-height="1.35cm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use-window-font-color="true" fo:font-size="28pt" style:font-size-asian="44pt" style:font-size-complex="4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style:use-window-font-color="true" fo:font-size="28pt" style:font-size-asian="44pt" style:font-size-complex="4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6.165cm" svg:height="5.1cm" svg:x="2.6cm" svg:y="7.9cm">
          <text:p text:style-name="P1"><text:span text:style-name="T1">WEB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" draw:text-style-name="P2" xml:id="id2" draw:id="id2" draw:layer="layout" svg:width="6.165cm" svg:height="5.1cm" svg:x="12.4cm" svg:y="2.801cm">
          <text:p text:style-name="P1"><text:span text:style-name="T1">Pascal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" draw:text-style-name="P2" xml:id="id3" draw:id="id3" draw:layer="layout" svg:width="6.165cm" svg:height="5.1cm" svg:x="12.4cm" svg:y="13.102cm">
          <text:p text:style-name="P1"><text:span text:style-name="T1">TeX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2" draw:text-style-name="P3" draw:layer="layout" svg:x1="5.682cm" svg:y1="7.9cm" svg:x2="12.4cm" svg:y2="5.351cm" draw:start-shape="id1" draw:start-glue-point="0" draw:end-shape="id2" svg:d="M5682 7900v-2549h6718" svg:viewBox="0 0 6719 2550">
          <text:p/>
        </draw:connector>
        <draw:connector draw:style-name="gr2" draw:text-style-name="P3" draw:layer="layout" svg:x1="5.682cm" svg:y1="13cm" svg:x2="12.4cm" svg:y2="15.652cm" draw:start-shape="id1" draw:start-glue-point="2" draw:end-shape="id3" svg:d="M5682 13000v2652h6718" svg:viewBox="0 0 6719 2653">
          <text:p/>
        </draw:connector>
        <draw:frame draw:style-name="gr3" draw:text-style-name="P4" xml:id="id4" draw:id="id4" draw:layer="layout" svg:width="6.8cm" svg:height="1.295cm" svg:x="21.3cm" svg:y="4.7cm">
          <draw:text-box>
            <text:p text:style-name="P1"><text:span text:style-name="T2">Pascal Compiler</text:span></text:p>
          </draw:text-box>
        </draw:frame>
        <draw:frame draw:style-name="gr4" draw:text-style-name="P4" xml:id="id5" draw:id="id5" draw:layer="layout" svg:width="6.2cm" svg:height="1.3cm" svg:x="21.4cm" svg:y="15cm">
          <draw:text-box>
            <text:p text:style-name="P1"><text:span text:style-name="T2">TeX Interpreter</text:span></text:p>
          </draw:text-box>
        </draw:frame>
        <draw:connector draw:style-name="gr2" draw:text-style-name="P3" draw:layer="layout" svg:x1="18.565cm" svg:y1="5.351cm" svg:x2="21.3cm" svg:y2="5.347cm" draw:start-shape="id2" draw:start-glue-point="1" draw:end-shape="id4" draw:end-glue-point="3" svg:d="M18565 5351h1368v-4h1367" svg:viewBox="0 0 2736 5">
          <text:p/>
        </draw:connector>
        <draw:connector draw:style-name="gr2" draw:text-style-name="P3" draw:layer="layout" svg:x1="18.565cm" svg:y1="15.652cm" svg:x2="21.4cm" svg:y2="15.65cm" draw:start-shape="id3" draw:start-glue-point="1" draw:end-shape="id5" svg:d="M18565 15652h1418v-2h1417" svg:viewBox="0 0 2836 3">
          <text:p/>
        </draw:connector>
      </draw:page>
      <draw:page draw:name="page2" draw:style-name="dp1" draw:master-page-name="標準">
        <draw:custom-shape draw:style-name="gr1" draw:text-style-name="P2" xml:id="id6" draw:id="id6" draw:layer="layout" svg:width="6.165cm" svg:height="5.1cm" svg:x="2.6cm" svg:y="7.9cm">
          <text:p text:style-name="P1"><text:span text:style-name="T1">Lambda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2" draw:text-style-name="P3" draw:layer="layout" svg:x1="5.682cm" svg:y1="7.9cm" svg:x2="18.2cm" svg:y2="5.4cm" draw:start-shape="id6" draw:start-glue-point="0" draw:end-shape="id7" draw:end-glue-point="3" svg:d="M5682 7900v-2500h12518" svg:viewBox="0 0 12519 2501">
          <text:p/>
        </draw:connector>
        <draw:connector draw:style-name="gr2" draw:text-style-name="P3" draw:layer="layout" svg:x1="5.682cm" svg:y1="13cm" svg:x2="18.9cm" svg:y2="15.7cm" draw:start-shape="id6" draw:start-glue-point="2" draw:end-shape="id8" draw:end-glue-point="3" svg:d="M5682 13000v2700h13218" svg:viewBox="0 0 13219 2701">
          <text:p/>
        </draw:connector>
        <draw:frame draw:style-name="gr5" draw:text-style-name="P4" xml:id="id7" draw:id="id7" draw:layer="layout" svg:width="9.9cm" svg:height="1.6cm" svg:x="18.2cm" svg:y="4.6cm">
          <draw:text-box>
            <text:p text:style-name="P1"><text:span text:style-name="T2">Common Lisp Compiler</text:span></text:p>
          </draw:text-box>
        </draw:frame>
        <draw:frame draw:style-name="gr6" draw:text-style-name="P4" xml:id="id8" draw:id="id8" draw:layer="layout" svg:width="8.7cm" svg:height="1.4cm" svg:x="18.9cm" svg:y="15cm">
          <draw:text-box>
            <text:p text:style-name="P1"><text:span text:style-name="T2">Markdown Interpre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7T13:06:39.034447964</meta:creation-date>
    <dc:date>2017-05-27T13:47:37.316659136</dc:date>
    <meta:editing-duration>PT2M33S</meta:editing-duration>
    <meta:editing-cycles>2</meta:editing-cycles>
    <meta:generator>LibreOffice/5.1.6.2$Linux_X86_64 LibreOffice_project/10m0$Build-2</meta:generator>
    <meta:document-statistic meta:object-count="14"/>
  </office:meta>
</office:document-meta>
</file>